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3"><text:span text:style-name="T1"><text:tab/><text:tab/><text:tab/>Getting to work on method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5T11:12:09.07</dc:date>
    <meta:editing-duration>PT26M34S</meta:editing-duration>
    <meta:editing-cycles>19</meta:editing-cycles>
    <meta:generator>OpenOffice/4.1.0$Win32 OpenOffice.org_project/410m18$Build-9764</meta:generator>
    <meta:document-statistic meta:table-count="0" meta:image-count="0" meta:object-count="0" meta:page-count="2" meta:paragraph-count="21" meta:word-count="144" meta:character-count="898"/>
  </office:meta>
</office:document-meta>
</file>